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style:page-number="auto"/>
      <style:text-properties fo:font-size="32pt" style:font-size-asian="32pt" style:font-size-complex="32pt"/>
    </style:style>
    <style:style style:name="P2" style:family="paragraph" style:parent-style-name="Standard">
      <style:text-properties officeooo:paragraph-rsid="000ec97e"/>
    </style:style>
    <style:style style:name="P3" style:family="paragraph" style:parent-style-name="Standard">
      <style:text-properties fo:font-style="italic" style:font-style-asian="italic" style:font-style-complex="italic"/>
    </style:style>
    <style:style style:name="T1" style:family="text">
      <style:text-properties officeooo:rsid="000d3421"/>
    </style:style>
    <style:style style:name="T2" style:family="text">
      <style:text-properties officeooo:rsid="000e349d"/>
    </style:style>
    <style:style style:name="T3" style:family="text">
      <style:text-properties officeooo:rsid="000ec9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revista a una emprendedora</text:p>
      <text:p text:style-name="Standard">Ya hemos visto en clase qué requisitos son necesarios o, por lo menos, que se consideran idóneos para ser emprendedor. Ahora toca hacer una entrevista a algún emprendedor que conozcas. Te pongo un pequeño guion con las preguntas que podrías hacerle, pero puedes modificarlas si te parece oportuno. Los resultados de la entrevista serán expuestos en clase para que los compartas con tus compañeros o compañeras.</text:p>
      <text:h text:style-name="Heading_20_3" text:outline-level="3">1.- ¿Qué motivos te llevaron a crear la empresa?</text:h>
      <text:p text:style-name="Standard">Después de trabajar por cuenta ajena te das cuenta de que hay muchas cosas que har<text:span text:style-name="T1">í</text:span>as de otra manera y <text:span text:style-name="T1">que, </text:span>en muchas ocasiones, tus superiores tienen menos idea que t<text:span text:style-name="T1">ú</text:span> en muchos temas. <text:span text:style-name="T1">Al final</text:span> quieres llevar <text:span text:style-name="T1">tú</text:span> las riendas del negocio que conoces.</text:p>
      <text:h text:style-name="Heading_20_3" text:outline-level="3">2.- ¿Cómo te surgió la idea?</text:h>
      <text:p text:style-name="Standard">Pufffff…</text:p>
      <text:p text:style-name="Standard">En la 1ra empresa me propusieron ser socia y como ya había dejado mi anterior empleo en busca de cambio me <text:span text:style-name="T2">pareció</text:span> algo bueno.</text:p>
      <text:p text:style-name="Standard">En la 2da empresa eramos dos <text:span text:style-name="T2">personas</text:span> trabajando juntas para un tercero, llevábamos casi toda la responsabilidad y veíamos que nuestras opiniones no eran tomadas en cuenta pero <text:span text:style-name="T2">que </text:span>s<text:span text:style-name="T2">í que</text:span> nos tocaban las responsabilidades. Por lo que <text:span text:style-name="T2">decidimos</text:span> montar <text:span text:style-name="T2">una empresa</text:span> por nuestra cuenta.</text:p>
      <text:p text:style-name="Standard"><text:span text:style-name="T2">Actualmente</text:span>, desarrollo <text:span text:style-name="T2">varias</text:span> <text:span text:style-name="T2">líneas</text:span> de trabajo en paralelo casi de <text:span text:style-name="T2">casualidad.</text:span> <text:span text:style-name="T2">G</text:span>racias a ellas he vuelto a lo que realmente quería hacer cuando empecé a estudiar, pintar y enseñar.</text:p>
      <text:h text:style-name="Heading_20_3" text:outline-level="3">3.- ¿Cómo fueron los comienzos?, ¿Por qué?</text:h>
      <text:p text:style-name="Standard">Los comienzos son muy duros, con mucha <text:span text:style-name="T2">incertidumbre</text:span> e inestabilidad económica. Toca trabajar muchas horas para mantener a flote todos los aspectos <text:span text:style-name="T2">del negocio</text:span>: marketing, publicidad, <text:span text:style-name="T2">imagen</text:span>, <text:span text:style-name="T2">presupuestos</text:span>, trato con cliente, proveedores, el trabajo en sí, ...</text:p>
      <text:p text:style-name="Standard">Es realmente agotador. Suele ser necesario un colchón económico que no siempre se tiene o que no suele ser suficiente. Además, hay determinados aspectos <text:span text:style-name="T2">burocráticos</text:span> y <text:span text:style-name="T2">administrativos</text:span> que pueden ser complicados, y para los cuales suele hacer falta subcontratar.</text:p>
      <text:h text:style-name="Heading_20_3" text:outline-level="3">4.- ¿Crees que la ilusión es importante para no darse por vencido?</text:h>
      <text:p text:style-name="Standard">Cómo no la tengas estás ******.</text:p>
      <text:h text:style-name="Heading_20_3" text:outline-level="3"><text:soft-page-break/>5.- ¿Qué riesgos se asumen cuando se es emprendedor?</text:h>
      <text:p text:style-name="Standard">Asumes todos los riesgos puesto que estás poniendo en línea tu capital, salud, pareja y relaciones personales.</text:p>
      <text:h text:style-name="Heading_20_3" text:outline-level="3">6.- ¿Es necesario disponer de todo el capital para comenzar?</text:h>
      <text:p text:style-name="Standard">No es necesario pero sí conveniente.</text:p>
      <text:h text:style-name="Heading_20_3" text:outline-level="3">7.- ¿Qué sabías de este tipo de negocio antes de empezar?</text:h>
      <text:p text:style-name="Standard">En todos ellos había trabajado ya con anterioridad en puestos de <text:span text:style-name="T3">responsabilidad</text:span> y dirección.</text:p>
      <text:h text:style-name="Heading_20_3" text:outline-level="3">8.- ¿El emprendedor debe saber cómo gestionar una empresa?</text:h>
      <text:p text:style-name="Standard">Es algo básico. Si no se conoce como funciona una empresa, cuales son sus componentes y relaciones no puede salir bien.</text:p>
      <text:h text:style-name="Heading_20_3" text:outline-level="3">9.- ¿Qué habilidades personales se necesitan para ser empresario?</text:h>
      <text:p text:style-name="Standard">Resiliencia, ehhh..., tesón, capacidad <text:span text:style-name="T3">para aguantar una gran</text:span> carga de trabajo y ser capaz de manejar el <text:span text:style-name="T3">estrés</text:span> y la ansiedad. Así como el tener buen <text:span text:style-name="T3">don</text:span> de gentes <text:span text:style-name="T3">para gestionar tanto clientes como trabajadores</text:span>.</text:p>
      <text:p text:style-name="Standard"><text:span text:style-name="T3">La c</text:span>apacidad de <text:span text:style-name="T3">improvisación</text:span> <text:span text:style-name="T3">ante</text:span> los imprevistos <text:span text:style-name="T3">es también muy importante</text:span>.</text:p>
      <text:h text:style-name="Heading_20_3" text:outline-level="3">10.- ¿Qué consejo me darías?</text:h>
      <text:p text:style-name="P2">Antes de montar una empresa es necesario trabajar por cuenta ajena un tiempo para ver como se funciona, cuales son los fallos y cuales son las fortalezas del <text:span text:style-name="T3">negocio.</text:span> </text:p>
      <text:p text:style-name="P2">Además as<text:span text:style-name="T3">í</text:span> vas conociendo gente del mundillo y entablando relaciones <text:span text:style-name="T3">que te pueden ayudar cuando decidas emprender</text:span>.</text:p>
      <text:h text:style-name="Heading_20_3" text:outline-level="3">11.- ¿Hay algo que quieras decir además de las preguntas que te he hecho?</text:h>
      <text:p text:style-name="P3">Tengo sueño y fiebre.</text:p>
      <text:p text:style-name="Standard">No todo el mundo puede ser emprendedor y no pasa nada. Hay quien está más cómodo con un sueldo seguro y olvidándose fuera del horario de trabajo de la empresa. Eso siendo emprendedor no p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esor</meta:initial-creator>
    <meta:editing-cycles>3</meta:editing-cycles>
    <meta:creation-date>2021-09-27T08:04:00</meta:creation-date>
    <dc:date>2022-09-25T18:07:23.200000000</dc:date>
    <meta:editing-duration>PT13M16S</meta:editing-duration>
    <meta:generator>LibreOffice/6.2.0.3$Windows_X86_64 LibreOffice_project/98c6a8a1c6c7b144ce3cc729e34964b47ce25d62</meta:generator>
    <meta:document-statistic meta:table-count="0" meta:image-count="0" meta:object-count="0" meta:page-count="2" meta:paragraph-count="31" meta:word-count="586" meta:character-count="3555" meta:non-whitespace-character-count="2999"/>
    <meta:user-defined meta:name="AppVersion">14.0000</meta:user-defined>
    <meta:user-defined meta:name="Company">HP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